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71cd" officeooo:paragraph-rsid="000e71c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5ad60" officeooo:paragraph-rsid="0015ad6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65920" officeooo:paragraph-rsid="0016592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99340" officeooo:paragraph-rsid="0019934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b4c53" officeooo:paragraph-rsid="001b4c5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b65e3" officeooo:paragraph-rsid="001b65e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65920" officeooo:paragraph-rsid="00165920" style:font-size-asian="10.5pt" style:font-weight-asian="bold" style:font-size-complex="12pt" style:font-weight-complex="bold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  <style:style style:name="T6" style:family="text">
      <style:text-properties officeooo:rsid="001636ea"/>
    </style:style>
    <style:style style:name="T7" style:family="text">
      <style:text-properties officeooo:rsid="0017977b"/>
    </style:style>
    <style:style style:name="T8" style:family="text">
      <style:text-properties officeooo:rsid="0017f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8">Jednotlivé kroky:</text:p>
      <text:p text:style-name="P8"/>
      <text:p text:style-name="P2"><text:span text:style-name="T1">Seznámeni</text:span> s Gitem.... →<text:span text:style-name="T1"> hotovo</text:span></text:p>
      <text:p text:style-name="P4">Seznámení s Testováním → hotovo</text:p>
      <text:p text:style-name="P4">Seznámení s Kairou → právě probíhá</text:p>
      <text:p text:style-name="P4">Seznámení s programováním v Kaiře →<text:span text:style-name="T2"> právě probíhá</text:span></text:p>
      <text:p text:style-name="P4">Seznámení se zdrojovým kódem Kairy →<text:span text:style-name="T2"> právě probíhá</text:span></text:p>
      <text:p text:style-name="P4">Pokus o okomentování zdrojového kódu Kairy</text:p>
      <text:p text:style-name="P4">Pokud o přepsání funkčnosti Kairy</text:p>
      <text:p text:style-name="P4">Zjištění, jak funguje přepsání programu v kaiře do c++ kódu a následné spouštění</text:p>
      <text:p text:style-name="P4">atd.</text:p>
      <text:p text:style-name="P3"/>
      <text:p text:style-name="P3"/>
      <text:p text:style-name="P3"/>
      <text:p text:style-name="P13">Kaira</text:p>
      <text:p text:style-name="P13"/>
      <text:p text:style-name="P5">Kreslí se zde podle petriho sítí.</text:p>
      <text:p text:style-name="P5">Místo : (v kaiře obdélník) zde funguje jako záchytný bod, kdy při simulaci se každý krok odvýjí z nějakého místa.</text:p>
      <text:p text:style-name="P5">Hrana : (v kaiře šipka) určuje vstupní nebo výstupní proměnné, které vstupují do/vystupují z místa. </text:p>
      <text:p text:style-name="P5">Přechod : (v kaiře kolečko) určuje typ proměnných a inicializační hodnotu. </text:p>
      <text:p text:style-name="P5"/>
      <text:p text:style-name="P5">Hrany existují pouze mezi místem a přechodem. Jsou buď vstupní nebo výstupní.</text:p>
      <text:p text:style-name="P5"/>
      <text:p text:style-name="P14">Dokumentace ke zdrojovému kodu</text:p>
      <text:p text:style-name="P15"/>
      <text:p text:style-name="P11">##############</text:p>
      <text:p text:style-name="P10">Rozdělení souborů do adresářů:</text:p>
      <text:p text:style-name="P10"/>
      <text:p text:style-name="P10"><text:tab/>build – <text:span text:style-name="T3">Nějaké nastavení + moduly</text:span></text:p>
      <text:p text:style-name="P10"><text:span text:style-name="T3"><text:tab/></text:span>docs <text:span text:style-name="T3">– Dokumentace</text:span></text:p>
      <text:p text:style-name="P10"><text:span text:style-name="T3"><text:tab/></text:span><text:span text:style-name="T5">gui </text:span><text:span text:style-name="T4">– python soubory</text:span></text:p>
      <text:p text:style-name="P10"><text:span text:style-name="T4"><text:tab/></text:span><text:span text:style-name="T5">libs </text:span><text:span text:style-name="T4">– Rozšíření (Octave, atd.) <text:s/>C++</text:span></text:p>
      <text:p text:style-name="P10"><text:span text:style-name="T4"><text:tab/></text:span><text:span text:style-name="T5">ptp </text:span><text:span text:style-name="T4">- python</text:span></text:p>
      <text:p text:style-name="P6">###############</text:p>
      <text:p text:style-name="P9"/>
      <text:p text:style-name="P9"/>
      <text:p text:style-name="P9"/>
      <text:p text:style-name="P12"/>
      <text:p text:style-name="P16">Soubor gui/mainwindow.py</text:p>
      <text:p text:style-name="P12"/>
      <text:p text:style-name="P7">Nastavení hlavního okna. Nastavení jednotlivých menu → každá položka menu odkazuje na funkci v souboru app.py.</text:p>
      <text:p text:style-name="P9"/>
      <text:p text:style-name="P17"/>
      <text:p text:style-name="P17"/>
      <text:p text:style-name="P17"/>
      <text:p text:style-name="P17"/>
      <text:p text:style-name="P18">Úprava context menu <text:s/>transition prvku se nachází v souboru neteditcc.py. Jeden z nejdůležitějších souborů pro mou bakalářku, nyní musím zjistit jak se skládá samotný program do spustitelého souboru (generování). <text:span text:style-name="T6">Rád bzch vytvořil vlastní sít jenom z jednoho prvku plus vstup výstup, a jen tu generoval a spustil jako unit test.</text:span></text:p>
      <text:p text:style-name="P18"/>
      <text:p text:style-name="P19">################################################################################</text:p>
      <text:p text:style-name="P23">Uprava Kairy!! <text:span text:style-name="T8">( k mojemu pohodlí )</text:span></text:p>
      <text:p text:style-name="P19">Pozměněn kod app.py aby se při zapnutí kaira otevřela maximalizovaná, z důvodu neoběvení menu, při aktuální velikosti po spuštění, nutnost vždy maximalizovat první, než se začne pracovat. <text:span text:style-name="T7">Při následném zmenšení se zobrazí v původní nastavené velikosti 950X660</text:span></text:p>
      <text:p text:style-name="P20">#############################################################################</text:p>
      <text:p text:style-name="P20"/>
      <text:p text:style-name="P20">Pokus o tvorbu souboru na UnitTestování přechodů.</text:p>
      <text:p text:style-name="P20">1. Zjistit jak se tvoří nová síť</text:p>
      <text:p text:style-name="P20">2. Umět vytvořit, zobrazit a upravit</text:p>
      <text:p text:style-name="P20">3. Do nové sítě přidat přechod + vstup a výstup</text:p>
      <text:p text:style-name="P20">4. Naučit se vložit více hodnot do vstupu</text:p>
      <text:p text:style-name="P20">5. Naučit se zkompilovat a spustit simulaci</text:p>
      <text:p text:style-name="P20">6. dokončení tvorby unit testu</text:p>
      <text:p text:style-name="P21"/>
      <text:p text:style-name="P22">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8-26T19:28:13.144911241</dc:date>
    <meta:editing-duration>PT1H14M36S</meta:editing-duration>
    <meta:editing-cycles>14</meta:editing-cycles>
    <meta:generator>LibreOffice/4.2.3.3$Linux_X86_64 LibreOffice_project/420m0$Build-3</meta:generator>
    <meta:document-statistic meta:table-count="0" meta:image-count="0" meta:object-count="0" meta:page-count="2" meta:paragraph-count="41" meta:word-count="322" meta:character-count="2217" meta:non-whitespace-character-count="1923"/>
  </office:meta>
</office:document-meta>
</file>